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style:text-autospace="none"/>
      <style:text-properties fo:font-family="'Arial Black'" style:font-family-generic="swiss" style:font-pitch="variable"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style:text-autospace="none"/>
      <style:text-properties fo:font-family="'Arial Black'" style:font-style-name="Normalny" style:font-family-generic="swiss" style:font-pitch="variable" fo:font-size="48pt" style:font-size-asian="48pt" style:font-size-complex="48pt"/>
    </style:style>
    <style:style style:name="P5" style:family="paragraph">
      <style:paragraph-properties fo:margin-left="0cm" fo:margin-right="0cm" fo:text-indent="0cm"/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family-complex="Arial" style:font-family-generic-complex="swiss" style:font-pitch-complex="variable" style:font-size-complex="48pt"/>
    </style:style>
    <style:style style:name="T2" style:family="text">
      <style:text-properties fo:color="#ffffff" fo:font-family="'Arial Black'" style:font-style-name="Normalny" style:font-family-generic="swiss" style:font-pitch="variable" fo:font-size="48pt" fo:font-weight="bold" style:font-size-asian="48pt" style:font-family-complex="Arial" style:font-family-generic-complex="swiss" style:font-pitch-complex="variable" style:font-size-complex="48pt"/>
    </style:style>
    <style:style style:name="T3" style:family="text"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ak modlę się na pustyni</text:span><text:span text:style-name="T1"><text:line-break/></text:span><text:span text:style-name="T1">Gdy susza i głód palą mnie</text:span><text:span text:style-name="T1"><text:line-break/></text:span><text:span text:style-name="T1">Tak modlę się,</text:span><text:span text:style-name="T1"><text:line-break/></text:span><text:span text:style-name="T1">kiedy nie mam już sił</text:span><text:span text:style-name="T1"><text:line-break/></text:span><text:span text:style-name="T1">Mój Bóg</text:span><text:span text:style-name="T1"><text:line-break/></text:span><text:span text:style-name="T1">o mnie zatroszczy s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Tak modlę się wśród płomieni</text:span><text:span text:style-name="T1"><text:line-break/></text:span><text:span text:style-name="T1">W czasie słabości i prób</text:span><text:span text:style-name="T1"><text:line-break/></text:span><text:span text:style-name="T1">Cenną jak złoto</text:span><text:span text:style-name="T1"><text:line-break/></text:span><text:span text:style-name="T1">wiarę chcę mieć</text:span><text:span text:style-name="T1"><text:line-break/></text:span><text:span text:style-name="T1">Więc niech sprawdza mnie</text:span><text:span text:style-name="T1"><text:line-break/></text:span><text:span text:style-name="T1">ogień Twó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ddam Ci cześć,</text:span><text:span text:style-name="T1"><text:line-break/></text:span><text:span text:style-name="T1">oddam Ci cześć</text:span><text:span text:style-name="T1"><text:line-break/></text:span><text:span text:style-name="T1">Żadna broń złego</text:span><text:span text:style-name="T1"><text:line-break/></text:span><text:span text:style-name="T1">nie pokona mnie</text:span><text:span text:style-name="T1"><text:line-break/></text:span><text:span text:style-name="T1">Będę się śmiać, ogłoszę, że</text:span><text:span text:style-name="T1"><text:line-break/></text:span><text:span text:style-name="T1">Bóg jest zwycięzcą</text:span><text:span text:style-name="T1"><text:line-break/></text:span><text:span text:style-name="T1">i On ze mn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2">Tak modlę się</text:span><text:span text:style-name="T2"><text:line-break/></text:span><text:span text:style-name="T2">w czasie bitwy</text:span><text:span text:style-name="T2"><text:line-break/></text:span><text:span text:style-name="T2">Gdy triumf daleko wciąż jest</text:span><text:span text:style-name="T2"><text:line-break/></text:span><text:span text:style-name="T2">Z Tobą dziedziczę</text:span><text:span text:style-name="T2"><text:line-break/></text:span><text:span text:style-name="T2">wygraną nad złem</text:span><text:span text:style-name="T2"><text:line-break/></text:span><text:span text:style-name="T3">Z wielu obietnic to wi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2">Oddam Ci cześć,</text:span><text:span text:style-name="T2"><text:line-break/></text:span><text:span text:style-name="T2">oddam Ci cześć</text:span><text:span text:style-name="T2"><text:line-break/></text:span><text:span text:style-name="T2">Żadna broń złego</text:span><text:span text:style-name="T2"><text:line-break/></text:span><text:span text:style-name="T2">nie pokona mnie</text:span><text:span text:style-name="T2"><text:line-break/></text:span><text:span text:style-name="T2">Będę się śmiać, ogłoszę, że</text:span><text:span text:style-name="T2"><text:line-break/></text:span><text:span text:style-name="T3">Bóg jest zwycięzcą</text:span><text:span text:style-name="T3"><text:line-break/></text:span><text:span text:style-name="T3">i On ze mn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2">Każdego dnia, zawsze</text:span><text:span text:style-name="T2"><text:line-break/></text:span><text:span text:style-name="T2">i wszędzie</text:span><text:span text:style-name="T2"><text:line-break/></text:span><text:span text:style-name="T2">Jesteś ten sam</text:span><text:span text:style-name="T2"><text:line-break/></text:span><text:span text:style-name="T2">I zawsze będę Cię czcić</text:span><text:span text:style-name="T2"><text:line-break/></text:span><text:span text:style-name="T3">I zawsze będę Cię wielb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2">Oddam Ci cześć,</text:span><text:span text:style-name="T2"><text:line-break/></text:span><text:span text:style-name="T2">oddam Ci cześć</text:span><text:span text:style-name="T2"><text:line-break/></text:span><text:span text:style-name="T2">Żadna broń złego</text:span><text:span text:style-name="T2"><text:line-break/></text:span><text:span text:style-name="T2">nie pokona mnie</text:span><text:span text:style-name="T2"><text:line-break/></text:span><text:span text:style-name="T2">Będę się śmiać, ogłoszę, że</text:span><text:span text:style-name="T2"><text:line-break/></text:span><text:span text:style-name="T2">Bóg jest zwycięzcą</text:span><text:span text:style-name="T2"><text:line-break/></text:span><text:span text:style-name="T2">i On ze mn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4"><text:span text:style-name="T2">Tak modlę się</text:span><text:span text:style-name="T2"><text:line-break/></text:span><text:span text:style-name="T2">w czasie żniwa</text:span><text:span text:style-name="T2"><text:line-break/></text:span><text:span text:style-name="T2">Gdy łaska Twa</text:span><text:span text:style-name="T2"><text:line-break/></text:span><text:span text:style-name="T2">spływa jak deszcz</text:span><text:span text:style-name="T2"><text:line-break/></text:span><text:span text:style-name="T2">Wiem, że nadejdzie czas</text:span><text:span text:style-name="T2"><text:line-break/></text:span><text:span text:style-name="T2">kolejnych prób</text:span><text:span text:style-name="T2"><text:line-break/></text:span><text:span text:style-name="T3">Zacznę więc siać ziarno 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pl" fo:country="PL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No_20_Spacing" style:display-name="No Spacing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pl" fo:country="PL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3T23:29:44</meta:creation-date>
    <dc:date>2016-02-23T14:30:49.08</dc:date>
    <dc:language>pl-PL</dc:language>
    <meta:editing-cycles>27</meta:editing-cycles>
    <meta:editing-duration>PT1H19M33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